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4d81" officeooo:paragraph-rsid="00054d81"/>
    </style:style>
    <style:style style:name="P2" style:family="paragraph" style:parent-style-name="Standard">
      <style:paragraph-properties fo:text-align="start" style:justify-single-word="false"/>
      <style:text-properties officeooo:rsid="00054d81" officeooo:paragraph-rsid="00054d81"/>
    </style:style>
    <style:style style:name="T1" style:family="text">
      <style:text-properties officeooo:rsid="00066a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espanhol</text:p>
      <text:p text:style-name="P2">2-a)complemento masculino</text:p>
      <text:p text:style-name="P2">b)complemento feminino</text:p>
      <text:p text:style-name="P2">c)complemento masculino</text:p>
      <text:p text:style-name="P2">d)complementos masculinos</text:p>
      <text:p text:style-name="P2">e)complemento masculino</text:p>
      <text:p text:style-name="P2"/>
      <text:p text:style-name="P2">3-a)</text:p>
      <text:p text:style-name="P2">-Cual es el problema</text:p>
      <text:p text:style-name="P2">-a me</text:p>
      <text:p text:style-name="P2">-direto</text:p>
      <text:p text:style-name="P2">b)</text:p>
      <text:p text:style-name="P2">-la gran surpresa</text:p>
      <text:p text:style-name="P2">-a me</text:p>
      <text:p text:style-name="P2">-inderecto</text:p>
      <text:p text:style-name="P2">c)</text:p>
      <text:p text:style-name="P2">-me</text:p>
      <text:p text:style-name="P2">-a me</text:p>
      <text:p text:style-name="P2">-directo</text:p>
      <text:p text:style-name="P2">d)</text:p>
      <text:p text:style-name="P2">-me</text:p>
      <text:p text:style-name="P2">-direto</text:p>
      <text:p text:style-name="P2"/>
      <text:p text:style-name="P2">4-<text:span text:style-name="T1">yo vei porque le llaman a usted de “Senor condor”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0:43:45.894556847</meta:creation-date>
    <dc:date>2020-11-11T10:56:42.075369345</dc:date>
    <meta:editing-duration>PT1M26S</meta:editing-duration>
    <meta:editing-cycles>1</meta:editing-cycles>
    <meta:document-statistic meta:table-count="0" meta:image-count="0" meta:object-count="0" meta:page-count="1" meta:paragraph-count="22" meta:word-count="46" meta:character-count="290" meta:non-whitespace-character-count="266"/>
    <meta:generator>LibreOffice/6.4.6.2$Linux_X86_64 LibreOffice_project/40$Build-2</meta:generator>
  </office:meta>
</office:document-meta>
</file>